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28316EA62FEFFDB.png" manifest:media-type="image/png"/>
  <manifest:file-entry manifest:full-path="Pictures/10000201000007800000043832BC5C7B97687778.png" manifest:media-type="image/png"/>
  <manifest:file-entry manifest:full-path="Pictures/1000020100000780000004388DBCD3D757ECD1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afc" officeooo:paragraph-rsid="0005cafc"/>
    </style:style>
    <style:style style:name="P2" style:family="paragraph" style:parent-style-name="Standard">
      <style:paragraph-properties fo:break-before="page"/>
      <style:text-properties officeooo:rsid="0005cafc" officeooo:paragraph-rsid="0005ca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21cm, 7.848cm, 8.772cm, 19.15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907cm, 13.54cm, 8.327cm, 13.9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136cm, 2.378cm, 9.811cm, 27.23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404cm" svg:y="0.24cm" svg:width="16.406cm" svg:height="10.783cm" draw:z-index="1"><draw:image xlink:href="Pictures/1000020100000780000004388DBCD3D757ECD1CB.png" xlink:type="simple" xlink:show="embed" xlink:actuate="onLoad" loext:mime-type="image/png"/></draw:frame></text:p>
      <text:p text:style-name="P1"><draw:frame draw:style-name="fr1" draw:name="Image2" text:anchor-type="char" svg:x="0.377cm" svg:y="1.842cm" svg:width="16.274cm" svg:height="10.38cm" draw:z-index="2"><draw:image xlink:href="Pictures/10000201000007800000043832BC5C7B97687778.png" xlink:type="simple" xlink:show="embed" xlink:actuate="onLoad" loext:mime-type="image/png"/></draw:frame></text:p>
      <text:p text:style-name="P2"><draw:frame draw:style-name="fr3" draw:name="Image3" text:anchor-type="char" svg:x="0.325cm" svg:y="0.295cm" svg:width="16.274cm" svg:height="11.232cm" draw:z-index="0"><draw:image xlink:href="Pictures/100002010000078000000438628316EA62FEFF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9:07:15.647530952</meta:creation-date>
    <dc:date>2020-08-26T19:13:10.842673817</dc:date>
    <meta:editing-duration>PT5M55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4.4.2$Linux_X86_64 LibreOffice_project/40$Build-2</meta:generator>
  </office:meta>
</office:document-meta>
</file>